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28.4pt"/>
    </style:style>
    <style:style style:name="co5" style:family="table-column">
      <style:table-column-properties fo:break-before="auto" style:column-width="31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=-2/T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=1/T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1/ms</text:p>
          </table:table-cell>
          <table:table-cell/>
          <table:table-cell office:value-type="string" calcext:value-type="string">
            <text:p>1/ms</text:p>
          </table:table-cell>
          <table:table-cell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zorek</text:p>
          </table:table-cell>
          <table:table-cell office:value-type="string" calcext:value-type="string">
            <text:p>koncentra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b (%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e (%)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T2</text:p>
          </table:table-cell>
          <table:table-cell office:value-type="string" calcext:value-type="string">
            <text:p>1/T1</text:p>
          </table:table-cell>
          <table:table-cell office:value-type="string" calcext:value-type="string">
            <text:p>D 1/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 1/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0.0324671" calcext:value-type="float">
            <text:p>-0.0324671</text:p>
          </table:table-cell>
          <table:table-cell office:value-type="float" office:value="2.913" calcext:value-type="float">
            <text:p>2.913</text:p>
          </table:table-cell>
          <table:table-cell office:value-type="float" office:value="0.0157552" calcext:value-type="float">
            <text:p>0.0157552</text:p>
          </table:table-cell>
          <table:table-cell office:value-type="float" office:value="0.389" calcext:value-type="float">
            <text:p>0.389</text:p>
          </table:table-cell>
          <table:table-cell table:formula="of:=1/[.E6]" office:value-type="float" office:value="63.4711079516604" calcext:value-type="float">
            <text:p>63.4711079517</text:p>
          </table:table-cell>
          <table:table-cell table:formula="of:=[.G6]*[.F6]/100" office:value-type="float" office:value="0.246902609931959" calcext:value-type="float">
            <text:p>0.2469026099</text:p>
          </table:table-cell>
          <table:table-cell table:formula="of:=-2/[.C6]" office:value-type="float" office:value="61.6008205229294" calcext:value-type="float">
            <text:p>61.6008205229</text:p>
          </table:table-cell>
          <table:table-cell table:formula="of:=[.I6]*[.D6]/100" office:value-type="float" office:value="1.79443190183293" calcext:value-type="float">
            <text:p>1.7944319018</text:p>
          </table:table-cell>
          <table:table-cell table:formula="of:=1/[.G6]" office:value-type="float" office:value="0.0157552" calcext:value-type="float">
            <text:p>0.0157552</text:p>
          </table:table-cell>
          <table:table-cell table:formula="of:=[.K6]*[.H6]/[.G6]" office:value-type="float" office:value="0.000061287728" calcext:value-type="float">
            <text:p>6.1287728E-005</text:p>
          </table:table-cell>
          <table:table-cell table:formula="of:=1/[.I6]" office:value-type="float" office:value="0.01623355" calcext:value-type="float">
            <text:p>0.01623355</text:p>
          </table:table-cell>
          <table:table-cell table:formula="of:=[.M6]*[.J6]/[.I6]" office:value-type="float" office:value="0.0004728833115" calcext:value-type="float">
            <text:p>0.0004728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0.0681121" calcext:value-type="float">
            <text:p>-0.0681121</text:p>
          </table:table-cell>
          <table:table-cell office:value-type="float" office:value="2.583" calcext:value-type="float">
            <text:p>2.583</text:p>
          </table:table-cell>
          <table:table-cell office:value-type="float" office:value="0.0314669" calcext:value-type="float">
            <text:p>0.0314669</text:p>
          </table:table-cell>
          <table:table-cell office:value-type="float" office:value="1.216" calcext:value-type="float">
            <text:p>1.216</text:p>
          </table:table-cell>
          <table:table-cell table:formula="of:=1/[.E7]" office:value-type="float" office:value="31.7794253644306" calcext:value-type="float">
            <text:p>31.7794253644</text:p>
          </table:table-cell>
          <table:table-cell table:formula="of:=[.G7]*[.F7]/100" office:value-type="float" office:value="0.386437812431476" calcext:value-type="float">
            <text:p>0.3864378124</text:p>
          </table:table-cell>
          <table:table-cell table:formula="of:=-2/[.C7]" office:value-type="float" office:value="29.3633583460207" calcext:value-type="float">
            <text:p>29.363358346</text:p>
          </table:table-cell>
          <table:table-cell table:formula="of:=[.I7]*[.D7]/100" office:value-type="float" office:value="0.758455546077716" calcext:value-type="float">
            <text:p>0.7584555461</text:p>
          </table:table-cell>
          <table:table-cell table:formula="of:=1/[.G7]" office:value-type="float" office:value="0.0314669" calcext:value-type="float">
            <text:p>0.0314669</text:p>
          </table:table-cell>
          <table:table-cell table:formula="of:=[.K7]*[.H7]/[.G7]" office:value-type="float" office:value="0.000382637504" calcext:value-type="float">
            <text:p>0.0003826375</text:p>
          </table:table-cell>
          <table:table-cell table:formula="of:=1/[.I7]" office:value-type="float" office:value="0.03405605" calcext:value-type="float">
            <text:p>0.03405605</text:p>
          </table:table-cell>
          <table:table-cell table:formula="of:=[.M7]*[.J7]/[.I7]" office:value-type="float" office:value="0.0008796677715" calcext:value-type="float">
            <text:p>0.0008796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-0.115878" calcext:value-type="float">
            <text:p>-0.115878</text:p>
          </table:table-cell>
          <table:table-cell office:value-type="float" office:value="1.711" calcext:value-type="float">
            <text:p>1.711</text:p>
          </table:table-cell>
          <table:table-cell office:value-type="float" office:value="0.0488528" calcext:value-type="float">
            <text:p>0.0488528</text:p>
          </table:table-cell>
          <table:table-cell office:value-type="float" office:value="0.7696" calcext:value-type="float">
            <text:p>0.7696</text:p>
          </table:table-cell>
          <table:table-cell table:formula="of:=1/[.E8]" office:value-type="float" office:value="20.4696557822684" calcext:value-type="float">
            <text:p>20.4696557823</text:p>
          </table:table-cell>
          <table:table-cell table:formula="of:=[.G8]*[.F8]/100" office:value-type="float" office:value="0.157534470900337" calcext:value-type="float">
            <text:p>0.1575344709</text:p>
          </table:table-cell>
          <table:table-cell table:formula="of:=-2/[.C8]" office:value-type="float" office:value="17.259531576313" calcext:value-type="float">
            <text:p>17.2595315763</text:p>
          </table:table-cell>
          <table:table-cell table:formula="of:=[.I8]*[.D8]/100" office:value-type="float" office:value="0.295310585270716" calcext:value-type="float">
            <text:p>0.2953105853</text:p>
          </table:table-cell>
          <table:table-cell table:formula="of:=1/[.G8]" office:value-type="float" office:value="0.0488528" calcext:value-type="float">
            <text:p>0.0488528</text:p>
          </table:table-cell>
          <table:table-cell table:formula="of:=[.K8]*[.H8]/[.G8]" office:value-type="float" office:value="0.0003759711488" calcext:value-type="float">
            <text:p>0.0003759711</text:p>
          </table:table-cell>
          <table:table-cell table:formula="of:=1/[.I8]" office:value-type="float" office:value="0.057939" calcext:value-type="float">
            <text:p>0.057939</text:p>
          </table:table-cell>
          <table:table-cell table:formula="of:=[.M8]*[.J8]/[.I8]" office:value-type="float" office:value="0.00099133629" calcext:value-type="float">
            <text:p>0.0009913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-0.146674" calcext:value-type="float">
            <text:p>-0.146674</text:p>
          </table:table-cell>
          <table:table-cell office:value-type="float" office:value="1.652" calcext:value-type="float">
            <text:p>1.652</text:p>
          </table:table-cell>
          <table:table-cell office:value-type="float" office:value="0.063935" calcext:value-type="float">
            <text:p>0.063935</text:p>
          </table:table-cell>
          <table:table-cell office:value-type="float" office:value="1.286" calcext:value-type="float">
            <text:p>1.286</text:p>
          </table:table-cell>
          <table:table-cell table:formula="of:=1/[.E9]" office:value-type="float" office:value="15.6408852741065" calcext:value-type="float">
            <text:p>15.6408852741</text:p>
          </table:table-cell>
          <table:table-cell table:formula="of:=[.G9]*[.F9]/100" office:value-type="float" office:value="0.20114178462501" calcext:value-type="float">
            <text:p>0.2011417846</text:p>
          </table:table-cell>
          <table:table-cell table:formula="of:=-2/[.C9]" office:value-type="float" office:value="13.635681852271" calcext:value-type="float">
            <text:p>13.6356818523</text:p>
          </table:table-cell>
          <table:table-cell table:formula="of:=[.I9]*[.D9]/100" office:value-type="float" office:value="0.225261464199517" calcext:value-type="float">
            <text:p>0.2252614642</text:p>
          </table:table-cell>
          <table:table-cell table:formula="of:=1/[.G9]" office:value-type="float" office:value="0.063935" calcext:value-type="float">
            <text:p>0.063935</text:p>
          </table:table-cell>
          <table:table-cell table:formula="of:=[.K9]*[.H9]/[.G9]" office:value-type="float" office:value="0.0008222041" calcext:value-type="float">
            <text:p>0.0008222041</text:p>
          </table:table-cell>
          <table:table-cell table:formula="of:=1/[.I9]" office:value-type="float" office:value="0.073337" calcext:value-type="float">
            <text:p>0.073337</text:p>
          </table:table-cell>
          <table:table-cell table:formula="of:=[.M9]*[.J9]/[.I9]" office:value-type="float" office:value="0.00121152724" calcext:value-type="float">
            <text:p>0.0012115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0.204936" calcext:value-type="float">
            <text:p>-0.204936</text:p>
          </table:table-cell>
          <table:table-cell office:value-type="float" office:value="2.203" calcext:value-type="float">
            <text:p>2.203</text:p>
          </table:table-cell>
          <table:table-cell office:value-type="float" office:value="0.0844645" calcext:value-type="float">
            <text:p>0.0844645</text:p>
          </table:table-cell>
          <table:table-cell office:value-type="float" office:value="1.097" calcext:value-type="float">
            <text:p>1.097</text:p>
          </table:table-cell>
          <table:table-cell table:formula="of:=1/[.E10]" office:value-type="float" office:value="11.839293430968" calcext:value-type="float">
            <text:p>11.839293431</text:p>
          </table:table-cell>
          <table:table-cell table:formula="of:=[.G10]*[.F10]/100" office:value-type="float" office:value="0.129877048937719" calcext:value-type="float">
            <text:p>0.1298770489</text:p>
          </table:table-cell>
          <table:table-cell table:formula="of:=-2/[.C10]" office:value-type="float" office:value="9.75914431822618" calcext:value-type="float">
            <text:p>9.7591443182</text:p>
          </table:table-cell>
          <table:table-cell table:formula="of:=[.I10]*[.D10]/100" office:value-type="float" office:value="0.214993949330523" calcext:value-type="float">
            <text:p>0.2149939493</text:p>
          </table:table-cell>
          <table:table-cell table:formula="of:=1/[.G10]" office:value-type="float" office:value="0.0844645" calcext:value-type="float">
            <text:p>0.0844645</text:p>
          </table:table-cell>
          <table:table-cell table:formula="of:=[.K10]*[.H10]/[.G10]" office:value-type="float" office:value="0.000926575565" calcext:value-type="float">
            <text:p>0.0009265756</text:p>
          </table:table-cell>
          <table:table-cell table:formula="of:=1/[.I10]" office:value-type="float" office:value="0.102468" calcext:value-type="float">
            <text:p>0.102468</text:p>
          </table:table-cell>
          <table:table-cell table:formula="of:=[.M10]*[.J10]/[.I10]" office:value-type="float" office:value="0.00225737004" calcext:value-type="float">
            <text:p>0.00225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3:27:07.148308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11-17T14:22:31.931233003</dc:date>
    <dc:creator>Vladislav Wohlrath</dc:creator>
    <meta:editing-duration>PT1H17M22S</meta:editing-duration>
    <meta:editing-cycles>12</meta:editing-cycles>
    <meta:document-statistic meta:table-count="1" meta:cell-count="91" meta:object-count="0"/>
  </office:meta>
</office:document-meta>
</file>